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0093d2"/>
    </style:style>
    <style:style style:name="P3" style:family="paragraph" style:parent-style-name="Standard">
      <style:paragraph-properties fo:text-align="center" style:justify-single-word="false"/>
      <style:text-properties officeooo:rsid="000093d2" officeooo:paragraph-rsid="00414fbf"/>
    </style:style>
    <style:style style:name="P4" style:family="paragraph" style:parent-style-name="Standard">
      <style:text-properties officeooo:rsid="000187a5" officeooo:paragraph-rsid="000187a5"/>
    </style:style>
    <style:style style:name="P5" style:family="paragraph" style:parent-style-name="Standard">
      <style:text-properties officeooo:rsid="000a251c" officeooo:paragraph-rsid="000187a5"/>
    </style:style>
    <style:style style:name="P6" style:family="paragraph" style:parent-style-name="Standard">
      <style:text-properties officeooo:rsid="000bd6be" officeooo:paragraph-rsid="000bd6be"/>
    </style:style>
    <style:style style:name="P7" style:family="paragraph" style:parent-style-name="Standard">
      <style:text-properties style:text-underline-style="solid" style:text-underline-width="auto" style:text-underline-color="font-color" officeooo:rsid="000187a5" officeooo:paragraph-rsid="00215b8f"/>
    </style:style>
    <style:style style:name="P8" style:family="paragraph" style:parent-style-name="Standard">
      <style:text-properties officeooo:rsid="004768dc" officeooo:paragraph-rsid="004768dc"/>
    </style:style>
    <style:style style:name="P9" style:family="paragraph" style:parent-style-name="Standard">
      <style:text-properties officeooo:paragraph-rsid="004b6926"/>
    </style:style>
    <style:style style:name="P10" style:family="paragraph" style:parent-style-name="Standard">
      <style:text-properties officeooo:rsid="005a5774" officeooo:paragraph-rsid="0060f452"/>
    </style:style>
    <style:style style:name="P11" style:family="paragraph" style:parent-style-name="Standard">
      <style:text-properties officeooo:rsid="008d0c8b" officeooo:paragraph-rsid="008d0c8b"/>
    </style:style>
    <style:style style:name="P12" style:family="paragraph" style:parent-style-name="Standard">
      <style:paragraph-properties fo:text-align="center" style:justify-single-word="false"/>
      <style:text-properties officeooo:rsid="004561c4" officeooo:paragraph-rsid="000093d2"/>
    </style:style>
    <style:style style:name="P13" style:family="paragraph" style:parent-style-name="Standard">
      <style:text-properties fo:font-weight="bold" officeooo:rsid="0023a9d9" officeooo:paragraph-rsid="000bd6be" style:font-weight-asian="bold" style:font-weight-complex="bold"/>
    </style:style>
    <style:style style:name="P14" style:family="paragraph" style:parent-style-name="Standard">
      <style:text-properties fo:font-weight="bold" officeooo:rsid="004e0b77" officeooo:paragraph-rsid="0060f452" style:font-weight-asian="bold" style:font-weight-complex="bold"/>
    </style:style>
    <style:style style:name="P15" style:family="paragraph" style:parent-style-name="Standard">
      <style:text-properties fo:font-weight="bold" officeooo:rsid="0067ba53" officeooo:paragraph-rsid="006c5312" style:font-weight-asian="bold" style:font-weight-complex="bold"/>
    </style:style>
    <style:style style:name="P16" style:family="paragraph" style:parent-style-name="Standard">
      <style:text-properties fo:font-weight="bold" officeooo:rsid="005a5774" officeooo:paragraph-rsid="006c5312" style:font-weight-asian="bold" style:font-weight-complex="bold"/>
    </style:style>
    <style:style style:name="P17" style:family="paragraph" style:parent-style-name="Standard">
      <style:text-properties fo:font-weight="bold" officeooo:rsid="00643920" officeooo:paragraph-rsid="006ee118" style:font-weight-asian="bold" style:font-weight-complex="bold"/>
    </style:style>
    <style:style style:name="P18" style:family="paragraph" style:parent-style-name="Standard">
      <style:text-properties fo:font-weight="bold" officeooo:rsid="004f7f47" officeooo:paragraph-rsid="0060f452" style:font-weight-asian="bold" style:font-weight-complex="bold"/>
    </style:style>
    <style:style style:name="P19" style:family="paragraph" style:parent-style-name="Standard">
      <style:text-properties fo:font-weight="bold" officeooo:rsid="004f7f47" officeooo:paragraph-rsid="00643920" style:font-weight-asian="bold" style:font-weight-complex="bold"/>
    </style:style>
    <style:style style:name="P20" style:family="paragraph" style:parent-style-name="Standard">
      <style:text-properties fo:font-weight="bold" officeooo:rsid="0060f452" officeooo:paragraph-rsid="0060f452" style:font-weight-asian="bold" style:font-weight-complex="bold"/>
    </style:style>
    <style:style style:name="P21" style:family="paragraph" style:parent-style-name="Standard">
      <style:text-properties style:text-position="0% 100%" officeooo:rsid="003db729" officeooo:paragraph-rsid="000f0532"/>
    </style:style>
    <style:style style:name="P22" style:family="paragraph" style:parent-style-name="Standard">
      <style:text-properties officeooo:rsid="00a2f46f" officeooo:paragraph-rsid="00a2f46f"/>
    </style:style>
    <style:style style:name="P23" style:family="paragraph" style:parent-style-name="Standard" style:list-style-name="L1">
      <style:text-properties fo:font-weight="normal" officeooo:rsid="0074801d" officeooo:paragraph-rsid="006d4835" style:font-weight-asian="normal" style:font-weight-complex="normal"/>
    </style:style>
    <style:style style:name="P24" style:family="paragraph" style:parent-style-name="Standard" style:list-style-name="L1">
      <style:text-properties fo:font-weight="normal" officeooo:rsid="00700487" officeooo:paragraph-rsid="0074a9fe" style:font-weight-asian="normal" style:font-weight-complex="normal"/>
    </style:style>
    <style:style style:name="P25" style:family="paragraph" style:parent-style-name="Standard" style:list-style-name="L2">
      <style:text-properties fo:font-weight="normal" officeooo:rsid="0074a9fe" officeooo:paragraph-rsid="008725f3" style:font-weight-asian="normal" style:font-weight-complex="normal"/>
    </style:style>
    <style:style style:name="P26" style:family="paragraph" style:parent-style-name="Standard" style:list-style-name="L3">
      <style:text-properties officeooo:rsid="005a5774" officeooo:paragraph-rsid="009c3deb"/>
    </style:style>
    <style:style style:name="P27" style:family="paragraph" style:parent-style-name="Standard" style:list-style-name="L3">
      <style:text-properties officeooo:rsid="005a5774" officeooo:paragraph-rsid="0060f452"/>
    </style:style>
    <style:style style:name="P28" style:family="paragraph" style:parent-style-name="Standard" style:list-style-name="L3">
      <style:text-properties officeooo:rsid="008f2739" officeooo:paragraph-rsid="009c3deb"/>
    </style:style>
    <style:style style:name="P29" style:family="paragraph" style:parent-style-name="Standard" style:list-style-name="L4">
      <style:text-properties officeooo:rsid="008f2739" officeooo:paragraph-rsid="009cd959"/>
    </style:style>
    <style:style style:name="P30" style:family="paragraph" style:parent-style-name="Standard" style:list-style-name="L4">
      <style:text-properties officeooo:rsid="008f2739" officeooo:paragraph-rsid="008f2739"/>
    </style:style>
    <style:style style:name="P31" style:family="paragraph" style:parent-style-name="Standard">
      <style:text-properties officeooo:rsid="008f28a9" officeooo:paragraph-rsid="00b9add1"/>
    </style:style>
    <style:style style:name="P32" style:family="paragraph" style:parent-style-name="Standard">
      <style:text-properties officeooo:rsid="000bd6be" officeooo:paragraph-rsid="000bd6be"/>
    </style:style>
    <style:style style:name="P33" style:family="paragraph" style:parent-style-name="Standard">
      <style:text-properties officeooo:rsid="000187a5" officeooo:paragraph-rsid="000187a5"/>
    </style:style>
    <style:style style:name="P34" style:family="paragraph" style:parent-style-name="Standard">
      <style:text-properties officeooo:rsid="000187a5" officeooo:paragraph-rsid="00ab264a"/>
    </style:style>
    <style:style style:name="P35" style:family="paragraph" style:parent-style-name="Standard">
      <style:text-properties style:text-position="0% 100%" officeooo:rsid="003db729" officeooo:paragraph-rsid="000f0532"/>
    </style:style>
    <style:style style:name="P36" style:family="paragraph" style:parent-style-name="Standard">
      <style:text-properties style:text-position="0% 100%" officeooo:rsid="00ac469e" officeooo:paragraph-rsid="00ac469e"/>
    </style:style>
    <style:style style:name="P37" style:family="paragraph" style:parent-style-name="Standard">
      <style:text-properties style:text-position="0% 100%" officeooo:rsid="00ae4330" officeooo:paragraph-rsid="00ae4330"/>
    </style:style>
    <style:style style:name="P38" style:family="paragraph" style:parent-style-name="Standard">
      <style:text-properties style:text-position="0% 100%" officeooo:rsid="00b2a22f" officeooo:paragraph-rsid="00b2a22f"/>
    </style:style>
    <style:style style:name="P39" style:family="paragraph" style:parent-style-name="Standard" style:list-style-name="L5">
      <style:text-properties officeooo:paragraph-rsid="00b2a22f"/>
    </style:style>
    <style:style style:name="P40" style:family="paragraph" style:parent-style-name="Standard" style:list-style-name="L5">
      <style:text-properties officeooo:paragraph-rsid="00c0f6e3"/>
    </style:style>
    <style:style style:name="P41" style:family="paragraph" style:parent-style-name="Standard" style:list-style-name="L5">
      <style:text-properties officeooo:rsid="00b814d1" officeooo:paragraph-rsid="00b9add1"/>
    </style:style>
    <style:style style:name="P42" style:family="paragraph" style:parent-style-name="Standard" style:list-style-name="L5">
      <style:text-properties officeooo:rsid="00b814d1" officeooo:paragraph-rsid="00be15c3"/>
    </style:style>
    <style:style style:name="P43" style:family="paragraph" style:parent-style-name="Standard" style:list-style-name="L5">
      <style:text-properties officeooo:rsid="00b814d1" officeooo:paragraph-rsid="00bf9d49"/>
    </style:style>
    <style:style style:name="P44" style:family="paragraph" style:parent-style-name="Standard">
      <style:text-properties officeooo:rsid="00b814d1" officeooo:paragraph-rsid="00b9add1"/>
    </style:style>
    <style:style style:name="P45" style:family="paragraph" style:parent-style-name="Standard">
      <style:text-properties officeooo:rsid="00b814d1" officeooo:paragraph-rsid="00b39841"/>
    </style:style>
    <style:style style:name="P46" style:family="paragraph" style:parent-style-name="Standard" style:list-style-name="L5">
      <style:text-properties officeooo:rsid="00c056e3" officeooo:paragraph-rsid="00c056e3"/>
    </style:style>
    <style:style style:name="P47" style:family="paragraph" style:parent-style-name="Standard">
      <style:text-properties officeooo:rsid="00c056e3" officeooo:paragraph-rsid="00c056e3"/>
    </style:style>
    <style:style style:name="P48" style:family="paragraph" style:parent-style-name="Standard">
      <style:paragraph-properties fo:break-before="page"/>
      <style:text-properties style:text-position="0% 100%" officeooo:rsid="003db729" officeooo:paragraph-rsid="000f0532"/>
    </style:style>
    <style:style style:name="P49" style:family="paragraph" style:parent-style-name="Standard">
      <style:paragraph-properties fo:break-before="page"/>
      <style:text-properties officeooo:paragraph-rsid="0060f452"/>
    </style:style>
    <style:style style:name="T1" style:family="text">
      <style:text-properties officeooo:rsid="0003771c"/>
    </style:style>
    <style:style style:name="T2" style:family="text">
      <style:text-properties fo:font-weight="bold" style:font-weight-asian="bold" style:font-weight-complex="bold"/>
    </style:style>
    <style:style style:name="T3" style:family="text">
      <style:text-properties fo:font-weight="bold" officeooo:rsid="004e0b77" style:font-weight-asian="bold" style:font-weight-complex="bold"/>
    </style:style>
    <style:style style:name="T4" style:family="text">
      <style:text-properties fo:font-weight="bold" officeooo:rsid="0049bf8c" style:font-weight-asian="bold" style:font-weight-complex="bold"/>
    </style:style>
    <style:style style:name="T5" style:family="text">
      <style:text-properties fo:font-weight="bold" officeooo:rsid="0060f452" style:font-weight-asian="bold" style:font-weight-complex="bold"/>
    </style:style>
    <style:style style:name="T6" style:family="text">
      <style:text-properties fo:font-weight="bold" officeooo:rsid="0067ba53" style:font-weight-asian="bold" style:font-weight-complex="bold"/>
    </style:style>
    <style:style style:name="T7" style:family="text">
      <style:text-properties fo:font-weight="bold" officeooo:rsid="006a835d" style:font-weight-asian="bold" style:font-weight-complex="bold"/>
    </style:style>
    <style:style style:name="T8" style:family="text">
      <style:text-properties fo:font-weight="bold" officeooo:rsid="006e41b3" style:font-weight-asian="bold" style:font-weight-complex="bold"/>
    </style:style>
    <style:style style:name="T9" style:family="text">
      <style:text-properties fo:font-weight="bold" officeooo:rsid="0003771c" style:font-weight-asian="bold" style:font-weight-complex="bold"/>
    </style:style>
    <style:style style:name="T10" style:family="text">
      <style:text-properties fo:font-weight="bold" officeooo:rsid="00aa74bd" style:font-weight-asian="bold" style:font-weight-complex="bold"/>
    </style:style>
    <style:style style:name="T11" style:family="text">
      <style:text-properties fo:font-weight="bold" officeooo:rsid="00ab264a" style:font-weight-asian="bold" style:font-weight-complex="bold"/>
    </style:style>
    <style:style style:name="T12" style:family="text">
      <style:text-properties fo:font-weight="bold" officeooo:rsid="00ab41e7" style:font-weight-asian="bold" style:font-weight-complex="bold"/>
    </style:style>
    <style:style style:name="T13" style:family="text">
      <style:text-properties style:text-underline-style="none"/>
    </style:style>
    <style:style style:name="T14" style:family="text">
      <style:text-properties style:text-underline-style="none" fo:font-weight="bold" officeooo:rsid="00ab264a" style:font-weight-asian="bold" style:font-weight-complex="bold"/>
    </style:style>
    <style:style style:name="T15" style:family="text">
      <style:text-properties style:text-underline-style="none" fo:font-weight="bold" officeooo:rsid="00215b8f" style:font-weight-asian="bold" style:font-weight-complex="bold"/>
    </style:style>
    <style:style style:name="T16" style:family="text">
      <style:text-properties style:text-underline-style="none" fo:font-weight="bold" officeooo:rsid="0021e5bd" style:font-weight-asian="bold" style:font-weight-complex="bold"/>
    </style:style>
    <style:style style:name="T17" style:family="text">
      <style:text-properties officeooo:rsid="005a5774"/>
    </style:style>
    <style:style style:name="T18" style:family="text">
      <style:text-properties officeooo:rsid="005c8009"/>
    </style:style>
    <style:style style:name="T19" style:family="text">
      <style:text-properties officeooo:rsid="005e79ce"/>
    </style:style>
    <style:style style:name="T20" style:family="text">
      <style:text-properties officeooo:rsid="005f1eee"/>
    </style:style>
    <style:style style:name="T21" style:family="text">
      <style:text-properties officeooo:rsid="00602389"/>
    </style:style>
    <style:style style:name="T22" style:family="text">
      <style:text-properties officeooo:rsid="0077a4e1"/>
    </style:style>
    <style:style style:name="T23" style:family="text">
      <style:text-properties officeooo:rsid="007ab6f7"/>
    </style:style>
    <style:style style:name="T24" style:family="text">
      <style:text-properties officeooo:rsid="007c74ea"/>
    </style:style>
    <style:style style:name="T25" style:family="text">
      <style:text-properties officeooo:rsid="007fd312"/>
    </style:style>
    <style:style style:name="T26" style:family="text">
      <style:text-properties officeooo:rsid="008f28a9"/>
    </style:style>
    <style:style style:name="T27" style:family="text">
      <style:text-properties officeooo:rsid="0090fdfe"/>
    </style:style>
    <style:style style:name="T28" style:family="text">
      <style:text-properties officeooo:rsid="0092ae7b"/>
    </style:style>
    <style:style style:name="T29" style:family="text">
      <style:text-properties officeooo:rsid="009c3deb"/>
    </style:style>
    <style:style style:name="T30" style:family="text">
      <style:text-properties style:text-line-through-style="none" style:text-line-through-type="none" officeooo:rsid="009c3deb"/>
    </style:style>
    <style:style style:name="T31" style:family="text">
      <style:text-properties officeooo:rsid="00a1f6d4"/>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b1aa14" style:font-style-asian="normal" style:font-style-complex="normal"/>
    </style:style>
    <style:style style:name="T35" style:family="text">
      <style:text-properties fo:font-style="normal" officeooo:rsid="00b2a22f" style:font-style-asian="normal" style:font-style-complex="normal"/>
    </style:style>
    <style:style style:name="T36" style:family="text">
      <style:text-properties fo:font-style="normal" fo:font-weight="bold" officeooo:rsid="00b2a22f" style:font-style-asian="normal" style:font-weight-asian="bold" style:font-style-complex="normal" style:font-weight-complex="bold"/>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0b39841" style:font-style-asian="normal" style:font-style-complex="normal"/>
    </style:style>
    <style:style style:name="T39" style:family="text">
      <style:text-properties style:text-position="0% 100%" fo:font-style="normal" officeooo:rsid="00b2a22f" style:font-style-asian="normal" style:font-style-complex="normal"/>
    </style:style>
    <style:style style:name="T40" style:family="text">
      <style:text-properties style:text-position="0% 100%" fo:font-style="normal" officeooo:rsid="00b6a3c4" style:font-style-asian="normal" style:font-style-complex="normal"/>
    </style:style>
    <style:style style:name="T41" style:family="text">
      <style:text-properties style:text-position="0% 100%" fo:font-style="normal" officeooo:rsid="00b88a5a" style:font-style-asian="normal" style:font-style-complex="normal"/>
    </style:style>
    <style:style style:name="T42" style:family="text">
      <style:text-properties style:text-position="0% 100%" fo:font-style="normal" officeooo:rsid="00bc285c" style:font-style-asian="normal" style:font-style-complex="normal"/>
    </style:style>
    <style:style style:name="T43" style:family="text">
      <style:text-properties style:text-position="0% 100%" fo:font-style="normal" officeooo:rsid="00bd2fdf" style:font-style-asian="normal" style:font-style-complex="normal"/>
    </style:style>
    <style:style style:name="T44" style:family="text">
      <style:text-properties style:text-position="0% 100%" fo:font-style="normal" officeooo:rsid="00be15c3" style:font-style-asian="normal" style:font-style-complex="normal"/>
    </style:style>
    <style:style style:name="T45" style:family="text">
      <style:text-properties style:text-position="0% 100%" fo:font-style="normal" officeooo:rsid="00be5181" style:font-style-asian="normal" style:font-style-complex="normal"/>
    </style:style>
    <style:style style:name="T46" style:family="text">
      <style:text-properties style:text-position="0% 100%" fo:font-style="normal" officeooo:rsid="00bf9d49" style:font-style-asian="normal" style:font-style-complex="normal"/>
    </style:style>
    <style:style style:name="T47" style:family="text">
      <style:text-properties style:text-position="0% 100%" fo:font-style="normal" officeooo:rsid="00c056e3" style:font-style-asian="normal" style:font-style-complex="normal"/>
    </style:style>
    <style:style style:name="T48" style:family="text">
      <style:text-properties style:text-position="0% 100%" fo:font-style="normal" officeooo:rsid="00c0f6e3" style:font-style-asian="normal" style:font-style-complex="normal"/>
    </style:style>
    <style:style style:name="T49" style:family="text">
      <style:text-properties style:text-position="0% 100%" fo:font-style="normal" officeooo:rsid="00c2c3e2" style:font-style-asian="normal" style:font-style-complex="normal"/>
    </style:style>
    <style:style style:name="T50" style:family="text">
      <style:text-properties style:text-position="0% 100%" fo:font-style="normal" officeooo:rsid="00c3e135" style:font-style-asian="normal" style:font-style-complex="normal"/>
    </style:style>
    <style:style style:name="T51" style:family="text">
      <style:text-properties style:text-position="0% 100%" fo:font-style="normal" officeooo:rsid="00c77246" style:font-style-asian="normal" style:font-style-complex="normal"/>
    </style:style>
    <style:style style:name="T52" style:family="text">
      <style:text-properties style:text-position="0% 100%" fo:font-style="normal" officeooo:rsid="00c8e95b" style:font-style-asian="normal" style:font-style-complex="normal"/>
    </style:style>
    <style:style style:name="T53" style:family="text">
      <style:text-properties style:text-position="0% 100%" fo:font-style="normal" officeooo:rsid="00ca288f" style:font-style-asian="normal" style:font-style-complex="normal"/>
    </style:style>
    <style:style style:name="T54" style:family="text">
      <style:text-properties style:text-position="0% 100%" fo:font-style="normal" officeooo:rsid="00cb38d7" style:font-style-asian="normal" style:font-style-complex="normal"/>
    </style:style>
    <style:style style:name="T55" style:family="text">
      <style:text-properties style:text-position="0% 100%" fo:font-style="normal" fo:font-weight="bold" style:font-style-asian="normal" style:font-weight-asian="bold" style:font-style-complex="normal" style:font-weight-complex="bold"/>
    </style:style>
    <style:style style:name="T56" style:family="text">
      <style:text-properties style:text-position="0% 100%" fo:font-style="normal" fo:font-weight="bold" officeooo:rsid="00b2a22f" style:font-style-asian="normal" style:font-weight-asian="bold" style:font-style-complex="normal" style:font-weight-complex="bold"/>
    </style:style>
    <style:style style:name="T57" style:family="text">
      <style:text-properties style:text-position="0% 100%" fo:font-style="normal" fo:font-weight="bold" officeooo:rsid="00b39841" style:font-style-asian="normal" style:font-weight-asian="bold" style:font-style-complex="normal" style:font-weight-complex="bold"/>
    </style:style>
    <style:style style:name="T58" style:family="text">
      <style:text-properties style:text-position="0% 100%" fo:font-style="normal" fo:font-weight="bold" officeooo:rsid="00b9add1" style:font-style-asian="normal" style:font-weight-asian="bold" style:font-style-complex="normal" style:font-weight-complex="bold"/>
    </style:style>
    <style:style style:name="T59" style:family="text">
      <style:text-properties style:text-position="0% 100%" fo:font-style="normal" fo:font-weight="bold" officeooo:rsid="00be5181" style:font-style-asian="normal" style:font-weight-asian="bold" style:font-style-complex="normal" style:font-weight-complex="bold"/>
    </style:style>
    <style:style style:name="T60" style:family="text">
      <style:text-properties style:text-position="0% 100%" fo:font-style="normal" fo:font-weight="bold" officeooo:rsid="00bf9d49" style:font-style-asian="normal" style:font-weight-asian="bold" style:font-style-complex="normal" style:font-weight-complex="bold"/>
    </style:style>
    <style:style style:name="T61" style:family="text">
      <style:text-properties style:text-position="0% 100%" fo:font-style="normal" fo:font-weight="bold" officeooo:rsid="00c056e3" style:font-style-asian="normal" style:font-weight-asian="bold" style:font-style-complex="normal" style:font-weight-complex="bold"/>
    </style:style>
    <style:style style:name="T62" style:family="text">
      <style:text-properties style:text-position="0% 100%" fo:font-style="normal" fo:font-weight="bold" officeooo:rsid="00c0f6e3" style:font-style-asian="normal" style:font-weight-asian="bold" style:font-style-complex="normal" style:font-weight-complex="bold"/>
    </style:style>
    <style:style style:name="T63" style:family="text">
      <style:text-properties style:text-position="0% 100%" fo:font-style="normal" fo:font-weight="bold" officeooo:rsid="00c64498" style:font-style-asian="normal" style:font-weight-asian="bold" style:font-style-complex="normal" style:font-weight-complex="bold"/>
    </style:style>
    <style:style style:name="T64" style:family="text">
      <style:text-properties style:text-position="0% 100%" fo:font-style="normal" fo:font-weight="normal" officeooo:rsid="00b2a22f" style:font-style-asian="normal" style:font-weight-asian="normal" style:font-style-complex="normal" style:font-weight-complex="normal"/>
    </style:style>
    <style:style style:name="T65" style:family="text">
      <style:text-properties style:text-position="0% 100%" fo:font-style="normal" fo:font-weight="normal" officeooo:rsid="00b39841" style:font-style-asian="normal" style:font-weight-asian="normal" style:font-style-complex="normal" style:font-weight-complex="normal"/>
    </style:style>
    <style:style style:name="T66" style:family="text">
      <style:text-properties style:text-position="0% 100%" fo:font-style="normal" fo:font-weight="normal" officeooo:rsid="00be5181" style:font-style-asian="normal" style:font-weight-asian="normal" style:font-style-complex="normal" style:font-weight-complex="normal"/>
    </style:style>
    <style:style style:name="T67" style:family="text">
      <style:text-properties officeooo:rsid="00ccf4e8"/>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75 Parallel Computing</text:p>
      <text:p text:style-name="P12">Instructor: Matthew Meyn </text:p>
      <text:p text:style-name="P2">Student: Khuong Luu <text:span text:style-name="T67">(luukh)</text:span></text:p>
      <text:p text:style-name="P2"/>
      <text:p text:style-name="P3">Project <text:span text:style-name="T31">3</text:span></text:p>
      <text:p text:style-name="P1"/>
      <text:p text:style-name="P4">1. <text:span text:style-name="T2">Tell what machine you ran this on</text:span></text:p>
      <text:p text:style-name="P5">The computer I ran this experiment on has:</text:p>
      <text:p text:style-name="P4">- Processor: Intel(R) Core(TM) i7-7700HQ CPU @ 2.80GHz</text:p>
      <text:p text:style-name="P34">- Memory: 16GB, <text:span text:style-name="T1">2400</text:span>Mhz</text:p>
      <text:p text:style-name="P34">- <text:span text:style-name="T1">Operating System: Ubuntu 16.04</text:span></text:p>
      <text:p text:style-name="P34">- <text:span text:style-name="T1">Kernel: 4.13.0-37-generic</text:span></text:p>
      <text:p text:style-name="P4"><text:span text:style-name="T9">- </text:span><text:span text:style-name="T11">Number of Cores: 4</text:span></text:p>
      <text:p text:style-name="P4"><text:span text:style-name="T11">- Cache line size: 64 bytes</text:span></text:p>
      <text:p text:style-name="P7"><text:span text:style-name="T13">- </text:span><text:span text:style-name="T14">Compiler: </text:span><text:span text:style-name="T15">gcc version 5.4.0 20160609, </text:span><text:span text:style-name="T16">OpenMP 3.1</text:span></text:p>
      <text:p text:style-name="P4"/>
      <text:p text:style-name="P13">2. Results</text:p>
      <text:p text:style-name="P6"/>
      <text:p text:style-name="P8">Performance unit is in<text:span text:style-name="T2"> </text:span><text:span text:style-name="T10">Speed-up ratio </text:span><text:span text:style-name="T12">(Compared to unparalleled version)</text:span></text:p>
      <text:p text:style-name="P22">Padding Size unit is in <text:span text:style-name="T2">4 bytes (a size of a float)</text:span></text:p>
      <text:p text:style-name="P6"/>
      <text:p text:style-name="P6"/>
      <text:p text:style-name="P6"><draw:frame draw:style-name="fr1" draw:name="Object2" text:anchor-type="paragraph" svg:width="8.0862in" svg:height="3.1283in" draw:z-index="0"><draw:object xlink:href="./Object 2" xlink:type="simple" xlink:show="embed" xlink:actuate="onLoad"/><draw:image xlink:href="./ObjectReplacements/Object 2" xlink:type="simple" xlink:show="embed" xlink:actuate="onLoad"/></draw:frame></text:p>
      <text:p text:style-name="P6"/>
      <text:p text:style-name="P13">3. Graph</text:p>
      <text:p text:style-name="P6"/>
      <text:p text:style-name="P21"/>
      <text:p text:style-name="P48"/>
      <text:p text:style-name="P21"/>
      <text:p text:style-name="P21"><draw:frame draw:style-name="fr2" draw:name="Object1" text:anchor-type="paragraph" svg:width="8.5in" svg:height="8.7646in" draw:z-index="1"><draw:object xlink:href="./Object 1" xlink:type="simple" xlink:show="embed" xlink:actuate="onLoad"/><draw:image xlink:href="./ObjectReplacements/Object 1" xlink:type="simple" xlink:show="embed" xlink:actuate="onLoad"/></draw:frame></text:p>
      <text:p text:style-name="P36"><text:soft-page-break/>4. <text:span text:style-name="T2">Patterns and Explanations</text:span></text:p>
      <text:p text:style-name="P37"/>
      <text:p text:style-name="P37">4.1. <text:span text:style-name="T2">Fix #2 performance pattern</text:span></text:p>
      <text:p text:style-name="P37"/>
      <text:p text:style-name="P37"><text:span text:style-name="T2">Pattern: </text:span>Fix #2 performance pattern is independent of padding size and shows clear speed-up ratios respective to the number of threads used. </text:p>
      <text:p text:style-name="P37"/>
      <text:p text:style-name="P37"><text:span text:style-name="T2">Explanation</text:span>: This is because it doesn’t use padding as its remedy to fix the cache false sharing issue. Instead, it fix the issue by reduce the number of direct read-write operations from/to cache line in each thread by using private variable (in this case is <text:span text:style-name="T32">tmp</text:span><text:span text:style-name="T33">). Thus, for each thread, there are only </text:span><text:span text:style-name="T34">1</text:span><text:span text:style-name="T33"> direct read and </text:span><text:span text:style-name="T34">1</text:span><text:span text:style-name="T33"> direct write from/to the cache line; and therefore, the cache line didn’t have to be reloaded/revalidated repeatedly from memory which make the performance much better than fix #1 (when the padding size isn’t large enough yet) or unfixed version.</text:span></text:p>
      <text:p text:style-name="P37"><text:span text:style-name="T33"/></text:p>
      <text:p text:style-name="P37"><text:span text:style-name="T33">4.2. </text:span><text:span text:style-name="T36">Fix #1 performance pattern</text:span></text:p>
      <text:p text:style-name="P37"><text:span text:style-name="T35"/></text:p>
      <text:list xml:id="list8440518356083232842" text:style-name="L5">
        <text:list-item>
          <text:p text:style-name="P39"><text:span text:style-name="T61">(1) </text:span><text:span text:style-name="T58">Pattern: </text:span><text:span text:style-name="T38">At the </text:span><text:span text:style-name="T39">padding size </text:span><text:span text:style-name="T38">of </text:span><text:span text:style-name="T56">0</text:span><text:span text:style-name="T64">,</text:span><text:span text:style-name="T39"> Fix #1-2 threads and Fix #1-4 threads is </text:span><text:span text:style-name="T40">just as good as</text:span><text:span text:style-name="T39"> </text:span><text:span text:style-name="T41">the </text:span><text:span text:style-name="T42">performance </text:span><text:span text:style-name="T41">baseline for </text:span><text:span text:style-name="T39">1-thread </text:span><text:span text:style-name="T41">(unparalleled)</text:span><text:span text:style-name="T39">.</text:span></text:p>
          <text:p text:style-name="P42"><text:span text:style-name="T56">E</text:span><text:span text:style-name="T57">xplanation</text:span><text:span text:style-name="T37">: </text:span><text:span text:style-name="T43">Because there’s no padding, all threads read and write directly from/to the same cache line constantly, which makes the cache being reloaded/revalidated constantly from memory and thus suffer from the added latency for data to constantly move between CPU and memory and constantly make the computation (of CPU) wait for those latency. These negative effect of false-sharing </text:span><text:span text:style-name="T44">is so much in this case that it out weights the benefit of both 2-threads and 4-threads parallelization, making their performance being just as good as the performance of 1-thread (unparalleled)</text:span></text:p>
        </text:list-item>
      </text:list>
      <text:p text:style-name="P38"><text:span text:style-name="T33"/></text:p>
      <text:list xml:id="list171323437305418" text:continue-numbering="true" text:style-name="L5">
        <text:list-item>
          <text:p text:style-name="P40"><text:span text:style-name="T61">(2) </text:span><text:span text:style-name="T58">Pattern: </text:span><text:span text:style-name="T38">Starting at the </text:span><text:span text:style-name="T39">padding size </text:span><text:span text:style-name="T38">of </text:span><text:span text:style-name="T57">3 </text:span><text:span text:style-name="T66">and padding size of </text:span><text:span text:style-name="T59">7</text:span><text:span text:style-name="T65">,</text:span><text:span text:style-name="T39"> Fix #1-2 threads </text:span><text:span text:style-name="T45">and </text:span><text:span text:style-name="T39">Fix #1-</text:span><text:span text:style-name="T38">4</text:span><text:span text:style-name="T39"> thread</text:span><text:span text:style-name="T45">s, respectively,</text:span><text:span text:style-name="T39"> starts performing as good as the </text:span><text:span text:style-name="T42">performance </text:span><text:span text:style-name="T39">baseline for 2 </text:span><text:span text:style-name="T45">threads. </text:span><text:span text:style-name="T38">Starting at </text:span><text:span text:style-name="T39">padding size </text:span><text:span text:style-name="T38">of </text:span><text:span text:style-name="T57">13</text:span><text:span text:style-name="T65">,</text:span><text:span text:style-name="T39"> Fix #1-</text:span><text:span text:style-name="T38">4</text:span><text:span text:style-name="T39"> threads’ starts performing as good as the </text:span><text:span text:style-name="T42">performance </text:span><text:span text:style-name="T39">baseline for </text:span><text:span text:style-name="T38">4</text:span><text:span text:style-name="T39"> threads </text:span><text:span text:style-name="T38">from then on.</text:span></text:p>
          <text:p text:style-name="P41"><text:span text:style-name="T56">E</text:span><text:span text:style-name="T57">xplanation</text:span><text:span text:style-name="T38">: </text:span><text:span text:style-name="T47">Continue from the explanation of pattern (1), now as the padding size increases larger and larger, the threads experience less and less false sharing, which make their performance (or speed-up ratio) go up. </text:span><text:span text:style-name="T48">Once the Fix#1-2 threads no longer experience false sharing, it performance as expected – as good as the performance baseline for 2 threads </text:span><text:span text:style-name="T49">from then on.</text:span><text:span text:style-name="T48"> However, the Fix#1-4 threads still experience this issue since there are more threads thus the </text:span><text:span text:style-name="T50">large enough </text:span><text:span text:style-name="T48">padding size thresholds to eliminate the false-sharing is higher, which is in this case is padding size of </text:span><text:span text:style-name="T62">13</text:span><text:span text:style-name="T48"> (of 4 bytes unit).</text:span></text:p>
        </text:list-item>
      </text:list>
      <text:p text:style-name="P45"><text:span text:style-name="T38"/></text:p>
      <text:list xml:id="list171325274608189" text:continue-numbering="true" text:style-name="L5">
        <text:list-item>
          <text:p text:style-name="P43"><text:span text:style-name="T61">(</text:span><text:span text:style-name="T63">3</text:span><text:span text:style-name="T61">) Pattern</text:span><text:span text:style-name="T47">: </text:span><text:span text:style-name="T46">The milestones of padding size of </text:span><text:span text:style-name="T60">3</text:span><text:span text:style-name="T46">, </text:span><text:span text:style-name="T60">7</text:span><text:span text:style-name="T46">, and </text:span><text:span text:style-name="T60">13 </text:span><text:span text:style-name="T46">are several units smaller than those milestones </text:span><text:span text:style-name="T51">expected </text:span><text:span text:style-name="T46">in the lecture notes.</text:span></text:p>
        </text:list-item>
        <text:list-item>
          <text:p text:style-name="P46"><text:span text:style-name="T60">E</text:span><text:span text:style-name="T55">xplanation</text:span><text:span text:style-name="T37">: </text:span><text:span text:style-name="T52">A possible explanation for this pattern is because my program didn’t allocate the array element at the beginning of the cache line but a little off to the right. Thus, it takes smaller padding size</text:span><text:span text:style-name="T53">s</text:span><text:span text:style-name="T52"> </text:span><text:span text:style-name="T53">for the data to be pushed and spread onto the other cache lines; </text:span><text:span text:style-name="T54">and so the threshold is smaller than the case in which the first element of array is allocated at the beginning of the cache line</text:span></text:p>
        </text:list-item>
      </text:list>
      <text:p text:style-name="P47"><text:span text:style-name="T53"/></text:p>
      <text:p text:style-name="P44"><text:span text:style-name="T38"/></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5-07T17:13:23.296809185</dc:date>
    <meta:editing-duration>PT10H53M24S</meta:editing-duration>
    <meta:editing-cycles>178</meta:editing-cycles>
    <meta:generator>LibreOffice/5.1.6.2$Linux_X86_64 LibreOffice_project/10m0$Build-2</meta:generator>
    <meta:document-statistic meta:table-count="0" meta:image-count="0" meta:object-count="2" meta:page-count="3" meta:paragraph-count="28" meta:word-count="601" meta:character-count="3552" meta:non-whitespace-character-count="29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22.261cm" xlink:href="." xlink:type="simple" chart:class="chart:scatter" chart:style-name="ch1">
        <chart:title svg:x="8.038cm" svg:y="0.581cm" chart:style-name="ch2">
          <text:p>Speed-up vs. Padding Size</text:p>
        </chart:title>
        <chart:legend chart:legend-position="bottom" svg:x="4.291cm" svg:y="20.98cm" style:legend-expansion="wide" chart:style-name="ch3"/>
        <chart:plot-area chart:style-name="ch4" chart:data-source-has-labels="both" svg:x="1.442cm" svg:y="1.805cm" svg:width="19.716cm" svg:height="17.749cm">
          <chartooo:coordinate-region svg:x="2.434cm" svg:y="2.004cm" svg:width="18.537cm" svg:height="16.903cm"/>
          <chart:axis chart:dimension="x" chart:name="primary-x" chart:style-name="ch5" chartooo:axis-type="auto">
            <chart:title svg:x="7.777cm" svg:y="19.999cm" chart:style-name="ch6">
              <text:p>Padding Size (in number of float size, or 4 bytes)</text:p>
            </chart:title>
            <chart:categories table:cell-range-address="local-table.$A$2:.$A$20"/>
          </chart:axis>
          <chart:axis chart:dimension="y" chart:name="primary-y" chart:style-name="ch5">
            <chart:title svg:x="0.451cm" svg:y="14.374cm" chart:style-name="ch7">
              <text:p>Speed-up ratio (compared to unparalleled vers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D$2:.$D$20" chart:label-cell-address="local-table.$D$1" chart:class="chart:scatter">
            <chart:data-point chart:repeated="19"/>
          </chart:series>
          <chart:series chart:style-name="ch11" chart:values-cell-range-address="local-table.$E$2:.$E$20" chart:label-cell-address="local-table.$E$1" chart:class="chart:scatter">
            <chart:data-point chart:repeated="19"/>
          </chart:series>
          <chart:series chart:style-name="ch12" chart:values-cell-range-address="local-table.$F$2:.$F$20" chart:label-cell-address="local-table.$F$1" chart:class="chart:scatter">
            <chart:data-point chart:repeated="19"/>
          </chart:series>
          <chart:series chart:style-name="ch13" chart:values-cell-range-address="local-table.$G$2:.$G$20" chart:label-cell-address="local-table.$G$1" chart:class="chart:scatter">
            <chart:data-point chart:repeated="19"/>
          </chart:series>
          <chart:series chart:style-name="ch14" chart:values-cell-range-address="local-table.$H$2:.$H$20" chart:label-cell-address="local-table.$H$1" chart:class="chart:scatter">
            <chart:data-point chart:repeated="19"/>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Fix #1 with 1 thread</text:p>
              </table:table-cell>
              <table:table-cell office:value-type="string">
                <text:p>Fix #1 with 2 threads</text:p>
              </table:table-cell>
              <table:table-cell office:value-type="string">
                <text:p>Fix #1 with 4 threads</text:p>
              </table:table-cell>
              <table:table-cell office:value-type="string">
                <text:p>Fix #2 with 1 threads</text:p>
              </table:table-cell>
              <table:table-cell office:value-type="string">
                <text:p>Fix #2 with 2 threads</text:p>
              </table:table-cell>
              <table:table-cell office:value-type="string">
                <text:p>Fix #2 with 4 threads</text:p>
              </table:table-cell>
            </table:table-row>
          </table:table-header-rows>
          <table:table-rows>
            <table:table-row>
              <table:table-cell office:value-type="string">
                <text:p>1</text:p>
              </table:table-cell>
              <table:table-cell office:value-type="float" office:value="0">
                <text:p>0</text:p>
              </table:table-cell>
              <table:table-cell office:value-type="float" office:value="627.568">
                <text:p>627.568</text:p>
              </table:table-cell>
              <table:table-cell office:value-type="float" office:value="732.114">
                <text:p>732.114</text:p>
              </table:table-cell>
              <table:table-cell office:value-type="float" office:value="549.216">
                <text:p>549.216</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2</text:p>
              </table:table-cell>
              <table:table-cell office:value-type="float" office:value="1">
                <text:p>1</text:p>
              </table:table-cell>
              <table:table-cell office:value-type="float" office:value="628.702">
                <text:p>628.702</text:p>
              </table:table-cell>
              <table:table-cell office:value-type="float" office:value="805.608">
                <text:p>805.608</text:p>
              </table:table-cell>
              <table:table-cell office:value-type="float" office:value="700.858">
                <text:p>700.858</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3</text:p>
              </table:table-cell>
              <table:table-cell office:value-type="float" office:value="2">
                <text:p>2</text:p>
              </table:table-cell>
              <table:table-cell office:value-type="float" office:value="614.035">
                <text:p>614.035</text:p>
              </table:table-cell>
              <table:table-cell office:value-type="float" office:value="858.263">
                <text:p>858.263</text:p>
              </table:table-cell>
              <table:table-cell office:value-type="float" office:value="872.135">
                <text:p>872.135</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4</text:p>
              </table:table-cell>
              <table:table-cell office:value-type="float" office:value="3">
                <text:p>3</text:p>
              </table:table-cell>
              <table:table-cell office:value-type="float" office:value="623.881">
                <text:p>623.881</text:p>
              </table:table-cell>
              <table:table-cell office:value-type="float" office:value="1185.95">
                <text:p>1185.95</text:p>
              </table:table-cell>
              <table:table-cell office:value-type="float" office:value="841.587">
                <text:p>841.587</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5</text:p>
              </table:table-cell>
              <table:table-cell office:value-type="float" office:value="4">
                <text:p>4</text:p>
              </table:table-cell>
              <table:table-cell office:value-type="float" office:value="619.721">
                <text:p>619.721</text:p>
              </table:table-cell>
              <table:table-cell office:value-type="float" office:value="1183.89">
                <text:p>1183.89</text:p>
              </table:table-cell>
              <table:table-cell office:value-type="float" office:value="904.095">
                <text:p>904.095</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6</text:p>
              </table:table-cell>
              <table:table-cell office:value-type="float" office:value="5">
                <text:p>5</text:p>
              </table:table-cell>
              <table:table-cell office:value-type="float" office:value="616.063">
                <text:p>616.063</text:p>
              </table:table-cell>
              <table:table-cell office:value-type="float" office:value="1170.59">
                <text:p>1170.59</text:p>
              </table:table-cell>
              <table:table-cell office:value-type="float" office:value="908.006">
                <text:p>908.006</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7</text:p>
              </table:table-cell>
              <table:table-cell office:value-type="float" office:value="6">
                <text:p>6</text:p>
              </table:table-cell>
              <table:table-cell office:value-type="float" office:value="613.632">
                <text:p>613.632</text:p>
              </table:table-cell>
              <table:table-cell office:value-type="float" office:value="1171.02">
                <text:p>1171.02</text:p>
              </table:table-cell>
              <table:table-cell office:value-type="float" office:value="752.353">
                <text:p>752.353</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8</text:p>
              </table:table-cell>
              <table:table-cell office:value-type="float" office:value="7">
                <text:p>7</text:p>
              </table:table-cell>
              <table:table-cell office:value-type="float" office:value="623.546">
                <text:p>623.546</text:p>
              </table:table-cell>
              <table:table-cell office:value-type="float" office:value="1189.74">
                <text:p>1189.74</text:p>
              </table:table-cell>
              <table:table-cell office:value-type="float" office:value="1205.04">
                <text:p>1205.04</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9</text:p>
              </table:table-cell>
              <table:table-cell office:value-type="float" office:value="8">
                <text:p>8</text:p>
              </table:table-cell>
              <table:table-cell office:value-type="float" office:value="620.892">
                <text:p>620.892</text:p>
              </table:table-cell>
              <table:table-cell office:value-type="float" office:value="1180.72">
                <text:p>1180.72</text:p>
              </table:table-cell>
              <table:table-cell office:value-type="float" office:value="1030.21">
                <text:p>1030.21</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0</text:p>
              </table:table-cell>
              <table:table-cell office:value-type="float" office:value="9">
                <text:p>9</text:p>
              </table:table-cell>
              <table:table-cell office:value-type="float" office:value="619.708">
                <text:p>619.708</text:p>
              </table:table-cell>
              <table:table-cell office:value-type="float" office:value="1176.79">
                <text:p>1176.79</text:p>
              </table:table-cell>
              <table:table-cell office:value-type="float" office:value="1110.39">
                <text:p>1110.39</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1</text:p>
              </table:table-cell>
              <table:table-cell office:value-type="float" office:value="10">
                <text:p>10</text:p>
              </table:table-cell>
              <table:table-cell office:value-type="float" office:value="604.818">
                <text:p>604.818</text:p>
              </table:table-cell>
              <table:table-cell office:value-type="float" office:value="1153.98">
                <text:p>1153.98</text:p>
              </table:table-cell>
              <table:table-cell office:value-type="float" office:value="1249.86">
                <text:p>1249.86</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2</text:p>
              </table:table-cell>
              <table:table-cell office:value-type="float" office:value="11">
                <text:p>11</text:p>
              </table:table-cell>
              <table:table-cell office:value-type="float" office:value="613.146">
                <text:p>613.146</text:p>
              </table:table-cell>
              <table:table-cell office:value-type="float" office:value="1169.9">
                <text:p>1169.9</text:p>
              </table:table-cell>
              <table:table-cell office:value-type="float" office:value="1286.08">
                <text:p>1286.08</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3</text:p>
              </table:table-cell>
              <table:table-cell office:value-type="float" office:value="12">
                <text:p>12</text:p>
              </table:table-cell>
              <table:table-cell office:value-type="float" office:value="606.54">
                <text:p>606.54</text:p>
              </table:table-cell>
              <table:table-cell office:value-type="float" office:value="1159.19">
                <text:p>1159.19</text:p>
              </table:table-cell>
              <table:table-cell office:value-type="float" office:value="1292.94">
                <text:p>1292.94</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4</text:p>
              </table:table-cell>
              <table:table-cell office:value-type="float" office:value="13">
                <text:p>13</text:p>
              </table:table-cell>
              <table:table-cell office:value-type="float" office:value="614.116">
                <text:p>614.116</text:p>
              </table:table-cell>
              <table:table-cell office:value-type="float" office:value="1172.17">
                <text:p>1172.17</text:p>
              </table:table-cell>
              <table:table-cell office:value-type="float" office:value="2263.78">
                <text:p>2263.78</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5</text:p>
              </table:table-cell>
              <table:table-cell office:value-type="float" office:value="14">
                <text:p>14</text:p>
              </table:table-cell>
              <table:table-cell office:value-type="float" office:value="618.046">
                <text:p>618.046</text:p>
              </table:table-cell>
              <table:table-cell office:value-type="float" office:value="1178.88">
                <text:p>1178.88</text:p>
              </table:table-cell>
              <table:table-cell office:value-type="float" office:value="2273.67">
                <text:p>2273.67</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6</text:p>
              </table:table-cell>
              <table:table-cell office:value-type="float" office:value="15">
                <text:p>15</text:p>
              </table:table-cell>
              <table:table-cell office:value-type="float" office:value="623.891">
                <text:p>623.891</text:p>
              </table:table-cell>
              <table:table-cell office:value-type="float" office:value="1191.83">
                <text:p>1191.83</text:p>
              </table:table-cell>
              <table:table-cell office:value-type="float" office:value="2298.98">
                <text:p>2298.98</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7</text:p>
              </table:table-cell>
              <table:table-cell office:value-type="float" office:value="16">
                <text:p>16</text:p>
              </table:table-cell>
              <table:table-cell office:value-type="float" office:value="620.249">
                <text:p>620.249</text:p>
              </table:table-cell>
              <table:table-cell office:value-type="float" office:value="1180.08">
                <text:p>1180.08</text:p>
              </table:table-cell>
              <table:table-cell office:value-type="float" office:value="2277.56">
                <text:p>2277.56</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8</text:p>
              </table:table-cell>
              <table:table-cell office:value-type="float" office:value="17">
                <text:p>17</text:p>
              </table:table-cell>
              <table:table-cell office:value-type="float" office:value="620.549">
                <text:p>620.549</text:p>
              </table:table-cell>
              <table:table-cell office:value-type="float" office:value="1186.6">
                <text:p>1186.6</text:p>
              </table:table-cell>
              <table:table-cell office:value-type="float" office:value="2289.22">
                <text:p>2289.22</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
              <table:table-cell office:value-type="string">
                <text:p>19</text:p>
              </table:table-cell>
              <table:table-cell office:value-type="float" office:value="18">
                <text:p>18</text:p>
              </table:table-cell>
              <table:table-cell office:value-type="float" office:value="606.325">
                <text:p>606.325</text:p>
              </table:table-cell>
              <table:table-cell office:value-type="float" office:value="1162.17">
                <text:p>1162.17</text:p>
              </table:table-cell>
              <table:table-cell office:value-type="float" office:value="2236.41">
                <text:p>2236.41</text:p>
              </table:table-cell>
              <table:table-cell office:value-type="float" office:value="661.835">
                <text:p>661.835</text:p>
              </table:table-cell>
              <table:table-cell office:value-type="float" office:value="1273.4">
                <text:p>1273.4</text:p>
              </table:table-cell>
              <table:table-cell office:value-type="float" office:value="2442.71">
                <text:p>2442.7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5.7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94.96pt"/>
    </style:style>
    <style:style style:name="co6" style:family="table-column">
      <style:table-column-properties fo:break-before="auto" style:column-width="107.29pt"/>
    </style:style>
    <style:style style:name="co7" style:family="table-column">
      <style:table-column-properties fo:break-before="auto" style:column-width="9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2"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8"/>
          <table:table-cell office:value-type="string" calcext:value-type="string">
            <text:p>Padding Size</text:p>
          </table:table-cell>
          <table:table-cell office:value-type="string" calcext:value-type="string">
            <text:p>Fix #1 with 1 thread</text:p>
          </table:table-cell>
          <table:table-cell office:value-type="string" calcext:value-type="string">
            <text:p>Fix #1 with 2 threads</text:p>
          </table:table-cell>
          <table:table-cell office:value-type="string" calcext:value-type="string">
            <text:p>Fix #1 with 4 threads</text:p>
          </table:table-cell>
          <table:table-cell office:value-type="string" calcext:value-type="string">
            <text:p>Fix #2 with 1 threads</text:p>
          </table:table-cell>
          <table:table-cell office:value-type="string" calcext:value-type="string">
            <text:p>Fix #2 with 2 threads</text:p>
          </table:table-cell>
          <table:table-cell office:value-type="string" calcext:value-type="string">
            <text:p>Fix #2 with 4 threads</text:p>
          </table:table-cell>
        </table:table-row>
        <table:table-row table:style-name="ro1">
          <table:table-cell table:number-columns-repeated="8"/>
          <table:table-cell office:value-type="float" office:value="0" calcext:value-type="float">
            <text:p>0</text:p>
          </table:table-cell>
          <table:table-cell office:value-type="float" office:value="627.568" calcext:value-type="float">
            <text:p>627.568</text:p>
          </table:table-cell>
          <table:table-cell office:value-type="float" office:value="732.114" calcext:value-type="float">
            <text:p>732.114</text:p>
          </table:table-cell>
          <table:table-cell office:value-type="float" office:value="549.216" calcext:value-type="float">
            <text:p>549.216</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 calcext:value-type="float">
            <text:p>1</text:p>
          </table:table-cell>
          <table:table-cell office:value-type="float" office:value="628.702" calcext:value-type="float">
            <text:p>628.702</text:p>
          </table:table-cell>
          <table:table-cell office:value-type="float" office:value="805.608" calcext:value-type="float">
            <text:p>805.608</text:p>
          </table:table-cell>
          <table:table-cell office:value-type="float" office:value="700.858" calcext:value-type="float">
            <text:p>700.858</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2" calcext:value-type="float">
            <text:p>2</text:p>
          </table:table-cell>
          <table:table-cell office:value-type="float" office:value="614.035" calcext:value-type="float">
            <text:p>614.035</text:p>
          </table:table-cell>
          <table:table-cell office:value-type="float" office:value="858.263" calcext:value-type="float">
            <text:p>858.263</text:p>
          </table:table-cell>
          <table:table-cell office:value-type="float" office:value="872.135" calcext:value-type="float">
            <text:p>872.135</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3" calcext:value-type="float">
            <text:p>3</text:p>
          </table:table-cell>
          <table:table-cell office:value-type="float" office:value="623.881" calcext:value-type="float">
            <text:p>623.881</text:p>
          </table:table-cell>
          <table:table-cell office:value-type="float" office:value="1185.95" calcext:value-type="float">
            <text:p>1185.95</text:p>
          </table:table-cell>
          <table:table-cell office:value-type="float" office:value="841.587" calcext:value-type="float">
            <text:p>841.587</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4" calcext:value-type="float">
            <text:p>4</text:p>
          </table:table-cell>
          <table:table-cell office:value-type="float" office:value="619.721" calcext:value-type="float">
            <text:p>619.721</text:p>
          </table:table-cell>
          <table:table-cell office:value-type="float" office:value="1183.89" calcext:value-type="float">
            <text:p>1183.89</text:p>
          </table:table-cell>
          <table:table-cell office:value-type="float" office:value="904.095" calcext:value-type="float">
            <text:p>904.095</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5" calcext:value-type="float">
            <text:p>5</text:p>
          </table:table-cell>
          <table:table-cell office:value-type="float" office:value="616.063" calcext:value-type="float">
            <text:p>616.063</text:p>
          </table:table-cell>
          <table:table-cell office:value-type="float" office:value="1170.59" calcext:value-type="float">
            <text:p>1170.59</text:p>
          </table:table-cell>
          <table:table-cell office:value-type="float" office:value="908.006" calcext:value-type="float">
            <text:p>908.006</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6" calcext:value-type="float">
            <text:p>6</text:p>
          </table:table-cell>
          <table:table-cell office:value-type="float" office:value="613.632" calcext:value-type="float">
            <text:p>613.632</text:p>
          </table:table-cell>
          <table:table-cell office:value-type="float" office:value="1171.02" calcext:value-type="float">
            <text:p>1171.02</text:p>
          </table:table-cell>
          <table:table-cell office:value-type="float" office:value="752.353" calcext:value-type="float">
            <text:p>752.353</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7" calcext:value-type="float">
            <text:p>7</text:p>
          </table:table-cell>
          <table:table-cell office:value-type="float" office:value="623.546" calcext:value-type="float">
            <text:p>623.546</text:p>
          </table:table-cell>
          <table:table-cell office:value-type="float" office:value="1189.74" calcext:value-type="float">
            <text:p>1189.74</text:p>
          </table:table-cell>
          <table:table-cell office:value-type="float" office:value="1205.04" calcext:value-type="float">
            <text:p>1205.04</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8" calcext:value-type="float">
            <text:p>8</text:p>
          </table:table-cell>
          <table:table-cell office:value-type="float" office:value="620.892" calcext:value-type="float">
            <text:p>620.892</text:p>
          </table:table-cell>
          <table:table-cell office:value-type="float" office:value="1180.72" calcext:value-type="float">
            <text:p>1180.72</text:p>
          </table:table-cell>
          <table:table-cell office:value-type="float" office:value="1030.21" calcext:value-type="float">
            <text:p>1030.21</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9" calcext:value-type="float">
            <text:p>9</text:p>
          </table:table-cell>
          <table:table-cell office:value-type="float" office:value="619.708" calcext:value-type="float">
            <text:p>619.708</text:p>
          </table:table-cell>
          <table:table-cell office:value-type="float" office:value="1176.79" calcext:value-type="float">
            <text:p>1176.79</text:p>
          </table:table-cell>
          <table:table-cell office:value-type="float" office:value="1110.39" calcext:value-type="float">
            <text:p>1110.39</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0" calcext:value-type="float">
            <text:p>10</text:p>
          </table:table-cell>
          <table:table-cell office:value-type="float" office:value="604.818" calcext:value-type="float">
            <text:p>604.818</text:p>
          </table:table-cell>
          <table:table-cell office:value-type="float" office:value="1153.98" calcext:value-type="float">
            <text:p>1153.98</text:p>
          </table:table-cell>
          <table:table-cell office:value-type="float" office:value="1249.86" calcext:value-type="float">
            <text:p>1249.86</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1" calcext:value-type="float">
            <text:p>11</text:p>
          </table:table-cell>
          <table:table-cell office:value-type="float" office:value="613.146" calcext:value-type="float">
            <text:p>613.146</text:p>
          </table:table-cell>
          <table:table-cell office:value-type="float" office:value="1169.9" calcext:value-type="float">
            <text:p>1169.9</text:p>
          </table:table-cell>
          <table:table-cell office:value-type="float" office:value="1286.08" calcext:value-type="float">
            <text:p>1286.08</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2" calcext:value-type="float">
            <text:p>12</text:p>
          </table:table-cell>
          <table:table-cell office:value-type="float" office:value="606.54" calcext:value-type="float">
            <text:p>606.54</text:p>
          </table:table-cell>
          <table:table-cell office:value-type="float" office:value="1159.19" calcext:value-type="float">
            <text:p>1159.19</text:p>
          </table:table-cell>
          <table:table-cell office:value-type="float" office:value="1292.94" calcext:value-type="float">
            <text:p>1292.94</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3" calcext:value-type="float">
            <text:p>13</text:p>
          </table:table-cell>
          <table:table-cell office:value-type="float" office:value="614.116" calcext:value-type="float">
            <text:p>614.116</text:p>
          </table:table-cell>
          <table:table-cell office:value-type="float" office:value="1172.17" calcext:value-type="float">
            <text:p>1172.17</text:p>
          </table:table-cell>
          <table:table-cell office:value-type="float" office:value="2263.78" calcext:value-type="float">
            <text:p>2263.78</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4" calcext:value-type="float">
            <text:p>14</text:p>
          </table:table-cell>
          <table:table-cell office:value-type="float" office:value="618.046" calcext:value-type="float">
            <text:p>618.046</text:p>
          </table:table-cell>
          <table:table-cell office:value-type="float" office:value="1178.88" calcext:value-type="float">
            <text:p>1178.88</text:p>
          </table:table-cell>
          <table:table-cell office:value-type="float" office:value="2273.67" calcext:value-type="float">
            <text:p>2273.67</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5" calcext:value-type="float">
            <text:p>15</text:p>
          </table:table-cell>
          <table:table-cell office:value-type="float" office:value="623.891" calcext:value-type="float">
            <text:p>623.891</text:p>
          </table:table-cell>
          <table:table-cell office:value-type="float" office:value="1191.83" calcext:value-type="float">
            <text:p>1191.83</text:p>
          </table:table-cell>
          <table:table-cell office:value-type="float" office:value="2298.98" calcext:value-type="float">
            <text:p>2298.98</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6" calcext:value-type="float">
            <text:p>16</text:p>
          </table:table-cell>
          <table:table-cell office:value-type="float" office:value="620.249" calcext:value-type="float">
            <text:p>620.249</text:p>
          </table:table-cell>
          <table:table-cell office:value-type="float" office:value="1180.08" calcext:value-type="float">
            <text:p>1180.08</text:p>
          </table:table-cell>
          <table:table-cell office:value-type="float" office:value="2277.56" calcext:value-type="float">
            <text:p>2277.56</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7" calcext:value-type="float">
            <text:p>17</text:p>
          </table:table-cell>
          <table:table-cell office:value-type="float" office:value="620.549" calcext:value-type="float">
            <text:p>620.549</text:p>
          </table:table-cell>
          <table:table-cell office:value-type="float" office:value="1186.6" calcext:value-type="float">
            <text:p>1186.6</text:p>
          </table:table-cell>
          <table:table-cell office:value-type="float" office:value="2289.22" calcext:value-type="float">
            <text:p>2289.22</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row table:style-name="ro1">
          <table:table-cell table:number-columns-repeated="8"/>
          <table:table-cell office:value-type="float" office:value="18" calcext:value-type="float">
            <text:p>18</text:p>
          </table:table-cell>
          <table:table-cell office:value-type="float" office:value="606.325" calcext:value-type="float">
            <text:p>606.325</text:p>
          </table:table-cell>
          <table:table-cell office:value-type="float" office:value="1162.17" calcext:value-type="float">
            <text:p>1162.17</text:p>
          </table:table-cell>
          <table:table-cell office:value-type="float" office:value="2236.41" calcext:value-type="float">
            <text:p>2236.41</text:p>
          </table:table-cell>
          <table:table-cell office:value-type="float" office:value="661.835" calcext:value-type="float">
            <text:p>661.835</text:p>
          </table:table-cell>
          <table:table-cell office:value-type="float" office:value="1273.4" calcext:value-type="float">
            <text:p>1273.4</text:p>
          </table:table-cell>
          <table:table-cell office:value-type="float" office:value="2442.71" calcext:value-type="float">
            <text:p>2442.7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7">00/00/0000</text:date>, <text:time style:data-style-name="N2" text:time-value="15:56:10.618983130">00:00:00</text:time></text:p>
        </style:region-right>
      </style:header>
      <style:header-left style:display="false"/>
      <style:footer>
        <text:p>Page <text:page-number>1</text:page-number> / <text:page-count>99</text:page-count></text:p>
      </style:footer>
      <style:footer-left style:display="false"/>
    </style:master-page>
  </office:master-styles>
</office:document-styles>
</file>